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name <text:s/>: microshell</text:p>
      <text:p text:style-name="Standard">Expected files <text:s text:c="2"/>: microshell.c</text:p>
      <text:p text:style-name="Standard">Allowed functions: malloc, free, write, close, fork, waitpid, signal, kill, exit, chdir, execve, dup, dup2, pipe, strcmp, strncmp</text:p>
      <text:p text:style-name="Standard">--------------------------------------------------------------------------------------</text:p>
      <text:p text:style-name="Standard"/>
      <text:p text:style-name="Standard">Write a program that will behave like executing a shell command</text:p>
      <text:p text:style-name="Standard">- The command line to execute will be the arguments of this program</text:p>
      <text:p text:style-name="Standard">- Executable's path will be absolute or relative but your program must not build a path (from the PATH variable for example)</text:p>
      <text:p text:style-name="Standard">- You must implement "|" and ";" like in bash</text:p>
      <text:p text:style-name="Standard"><text:tab/>- we will never try a "|" immediately followed or preceded by nothing or "|" or ";"</text:p>
      <text:p text:style-name="Standard">- Your program must implement the built-in command cd only with a path as argument (no '-' or without parameters)</text:p>
      <text:p text:style-name="Standard"><text:tab/>- if cd has the wrong number of argument your program should print in STDERR "error: cd: bad arguments" followed by a '\n'</text:p>
      <text:p text:style-name="Standard"><text:tab/>- if cd failed your program should print in STDERR "error: cd: cannot change directory to path_to_change" followed by a '\n' with path_to_change replaced by the argument to cd</text:p>
      <text:p text:style-name="Standard"><text:tab/>- a cd command will never be immediately followed or preceded by a "|"</text:p>
      <text:p text:style-name="Standard">- You don't need to manage any type of wildcards (*, ~ etc...)</text:p>
      <text:p text:style-name="Standard">- You don't need to manage environment variables ($BLA ...)</text:p>
      <text:p text:style-name="Standard">- If a system call, except execve and chdir, returns an error your program should immediatly print "error: fatal" in STDERR followed by a '\n' and the program should exit</text:p>
      <text:p text:style-name="Standard">- If execve failed you should print "error: cannot execute executable_that_failed" in STDERR followed by a '\n' with executable_that_failed replaced with the path of the failed executable (It should be the first argument of execve)</text:p>
      <text:p text:style-name="Standard">- Your program should be able to manage more than hundreds of "|" even if we limit the number of "open files" to less than 30.</text:p>
      <text:p text:style-name="Standard"/>
      <text:p text:style-name="Standard">for example this should work:</text:p>
      <text:p text:style-name="Standard">$&gt;./microshell /bin/ls "|" /usr/bin/grep microshell ";" /bin/echo i love my microshell</text:p>
      <text:p text:style-name="Standard">microshell</text:p>
      <text:p text:style-name="Standard">i love my microshell</text:p>
      <text:p text:style-name="Standard">$&gt;</text:p>
      <text:p text:style-name="Standard"/>
      <text:p text:style-name="Standard">Hints:</text:p>
      <text:p text:style-name="Standard">Don't forget to pass the environment variable to execve</text:p>
      <text:p text:style-name="Standard"/>
      <text:p text:style-name="Standard">Hints:</text:p>
      <text:p text:style-name="Standard">Do not leak file descriptors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6:03:48.133079404</meta:creation-date>
    <dc:date>2024-07-03T16:05:21.812033340</dc:date>
    <meta:editing-duration>PT1M35S</meta:editing-duration>
    <meta:editing-cycles>1</meta:editing-cycles>
    <meta:document-statistic meta:table-count="0" meta:image-count="0" meta:object-count="0" meta:page-count="1" meta:paragraph-count="27" meta:word-count="338" meta:character-count="2032" meta:non-whitespace-character-count="1714"/>
    <meta:generator>LibreOffice/7.3.7.2$Linux_X86_64 LibreOffice_project/30$Build-2</meta:generator>
  </office:meta>
</office:document-meta>
</file>